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Courier New"/>
    </style:style>
    <style:style style:name="T2" style:family="text">
      <style:text-properties style:font-name="Times New Roman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" fo:font-size="10pt" style:font-name-complex="Courier New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/>
    </style:style>
    <style:style style:name="gr1" style:family="graphic">
      <style:graphic-properties draw:stroke="none" svg:stroke-color="#000000" draw:fill="none" draw:fill-color="#ffffff" fo:min-height="1.32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xample"/>
      </text:sequence-decls>
      <text:p text:style-name="P4">RSTModules</text:p>
      <text:p text:style-name="P4">- the manual -</text:p>
      <text:p text:style-name="P1"/>
      <text:h text:style-name="P5" text:outline-level="1">Foreword</text:h>
      <text:p text:style-name="P1">The OSGi-bundle RSTModules contains two Pepper-modules, the RSTImporter to map a RST-model <text:s/>to a Salt-model and the RSTExporter to map a Salt-model to a RST-model.</text:p>
      <text:p text:style-name="P1"/>
      <text:h text:style-name="P5" text:outline-level="1">RSTImporter</text:h>
      <text:p text:style-name="P1">The <text:span text:style-name="T1">RSTImporter</text:span> can be used in two main flavors, first as a simple mapper, which maps the in RST existing model elements to model elements in Salt and second as an enhanced mapper, which uses a tokenizer (equal result as th<text:span text:style-name="T2">e TreeTagger</text:span> tokenizer) to enhance the rst data with an additional token layer.</text:p>
      <text:p text:style-name="P1">In general for all texts text inside the segments one <text:span text:style-name="T1">STextualDS</text:span> will be instantiated and its text will be set to the concatenated text of all segments in order of the segments. A <text:span text:style-name="T1">segment</text:span> as well as a group will be mapped to a <text:span text:style-name="T1">SStructure</text:span> object. Each relation of type (type or name attribute) span will be mapped to a <text:span text:style-name="T1">SDominanceRelation</text:span> in <text:span text:style-name="T1">Salt</text:span>. For each non-span relation in the path to a leaf of a node having a span relation, an additional <text:span text:style-name="T1">SDominanceRelation</text:span> will be created. For example imagine the following:</text:p>
      <text:p text:style-name="P1"/>
      <text:p text:style-name="P1"><text:tab/><text:tab/><text:span text:style-name="T3">a --&gt;[span] b</text:span></text:p>
      <text:p text:style-name="P2"><text:tab/><text:tab/>b--&gt;[non-span] c</text:p>
      <text:p text:style-name="P2"/>
      <text:p text:style-name="P1">In this case an additional dominance relation between <text:span text:style-name="T3">a</text:span> and <text:span text:style-name="T3">c</text:span> will be created. This is done, to create a tree-like structure in the sense of a full syntactic tree.</text:p>
      <text:p text:style-name="P1"/>
      <text:p text:style-name="P1">The behavior of the RSTImporter can be adjusted by setting some parameters inside a property file. This property file can be included in the pepper workflow description file as described in the QuickUserGuide of the Pepper documentation. The using of a parameter file is optional for this module.</text:p>
      <text:p text:style-name="P1">Here we show a property file, containing all possible parameters which can be used to adjust the RSTImporters behavior. A short description of each parameter is given with the comments. A closer explanation is given beyond.</text:p>
      <text:p text:style-name="P1"/>
      <text:p text:style-name="P1"><draw:frame draw:style-name="fr1" draw:name="Rahmen5" text:anchor-type="paragraph" svg:y="0.781cm" svg:width="16.955cm" draw:z-index="0"><draw:text-box fo:min-height="3.614cm"><text:p text:style-name="Example"><draw:frame text:anchor-type="paragraph" draw:z-index="1" draw:style-name="gr1" svg:width="17.006cm" svg:height="2.405cm" svg:x="-0.026cm" svg:y="0cm"><draw:text-box><text:p><text:span text:style-name="T4"># if parameter is set to yes the text being included in a segment will be </text:span></text:p><text:p><text:span text:style-name="T4"># tokenized</text:span></text:p><text:p><text:span text:style-name="T4">rstImporter.tokenize=(yes|no)</text:span></text:p><text:p><text:span text:style-name="T4"># FOLDER of a not default abbreviation file</text:span></text:p><text:p><text:span text:style-name="T4">rstImporter.abbreviationFolder= FOLDER</text:span></text:p><text:p><text:span text:style-name="T4"/></text:p></draw:text-box></draw:frame>Example <text:sequence text:ref-name="refExample0" text:name="Example" text:formula="ooow:Example+1" style:num-format="1">1</text:sequence>: property file including all possible parameters to adjust the behavior of the RSTImporter</text:p></draw:text-box></draw:frame></text:p>
      <text:p text:style-name="P1"/>
      <text:h text:style-name="P6" text:outline-level="2"><text:bookmark text:name="__RefHeading__2496_1873478586"/><text:soft-page-break/>rstImporter.tokenize<text:bookmark-end text:name="__RefHeading__2496_1873478586"/></text:h>
      <text:p text:style-name="P1">This parameter is an optional parameter and can be set to “yes” or “no”. If it is set to “<text:span text:style-name="T3">yes</text:span>”, the text being included in a segment will be tokenized. The tokens will be mapped to <text:span text:style-name="T1">SToken</text:span>-objects in <text:span text:style-name="T1">Salt</text:span> and attached to the <text:span text:style-name="T1">SDocumentGraph</text:span>-object. Further, an <text:span text:style-name="T1">STextualRelation</text:span> between a token and the text will be created and a dominance relation between the token and the segment. </text:p>
      <text:p text:style-name="P1">The default configuration of this parameter is true, if non tokenization is required, this parameter must explicitly set to false.</text:p>
      <text:p text:style-name="P1"/>
      <text:h text:style-name="P6" text:outline-level="2">rstImporter.abbreviationFolder</text:h>
      <text:p text:style-name="P3">This parameter is an optional parameter and can be set to a folder containing user-defined abbreviations for the tokenizer mechanism. If the parameter “<text:bookmark-ref text:reference-format="text" text:ref-name="__RefHeading__2496_1873478586">rstImporter.tokenize</text:bookmark-ref>“ is not set to “<text:span text:style-name="T3">yes</text:span>”, this parameter will be ignored. </text:p>
      <text:h text:style-name="P5" text:outline-level="1">RSTExporter</text:h>
      <text:p text:style-name="P1">- more to come 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xample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agorn </meta:initial-creator>
    <meta:creation-date>2010-08-06T09:34:51.95</meta:creation-date>
    <dc:date>2010-08-06T10:10:05.76</dc:date>
    <dc:creator>Aragorn </dc:creator>
    <meta:editing-duration>PT00H35M10S</meta:editing-duration>
    <meta:editing-cycles>11</meta:editing-cycles>
    <meta:generator>OpenOffice.org/3.2$Win32 OpenOffice.org_project/320m12$Build-9483</meta:generator>
    <meta:document-statistic meta:table-count="0" meta:image-count="0" meta:object-count="0" meta:page-count="2" meta:paragraph-count="20" meta:word-count="445" meta:character-count="2651"/>
  </office:meta>
</office:document-meta>
</file>